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svg+xml" manifest:full-path="Pictures/2000000100003FDF000019F1CF8523E4.svg"/>
  <manifest:file-entry manifest:media-type="image/svg+xml" manifest:full-path="Pictures/2000000100002C71000022EF4F3E8CDA.svg"/>
  <manifest:file-entry manifest:media-type="image/svg+xml" manifest:full-path="Pictures/2000000100002AE400002496F9DE3BE3.svg"/>
  <manifest:file-entry manifest:media-type="image/svg+xml" manifest:full-path="Pictures/2000000100002DC9000030FD443B3CA2.svg"/>
  <manifest:file-entry manifest:media-type="image/svg+xml" manifest:full-path="Pictures/2000000100001C6C00002F7028F23A74.svg"/>
  <manifest:file-entry manifest:media-type="image/svg+xml" manifest:full-path="Pictures/2000000100002C5700002B9DE5A86975.svg"/>
  <manifest:file-entry manifest:media-type="image/svg+xml" manifest:full-path="Pictures/2000000100003678000046978D5A8EF7.svg"/>
  <manifest:file-entry manifest:media-type="image/png" manifest:full-path="Pictures/1000000000000088000000A11499D81C.png"/>
  <manifest:file-entry manifest:media-type="image/svg+xml" manifest:full-path="Pictures/20000001000050ED000047360C5BC587.svg"/>
  <manifest:file-entry manifest:media-type="image/png" manifest:full-path="Pictures/100002010000012C000000F5729ED2C5.png"/>
  <manifest:file-entry manifest:media-type="image/svg+xml" manifest:full-path="Pictures/2000000100001BCD00004CCB9439D69F.svg"/>
  <manifest:file-entry manifest:media-type="image/svg+xml" manifest:full-path="Pictures/2000000100001F1C000017E05F81B284.svg"/>
  <manifest:file-entry manifest:media-type="image/svg+xml" manifest:full-path="Pictures/2000000100001F0200001791C0DC2B8A.svg"/>
  <manifest:file-entry manifest:media-type="image/svg+xml" manifest:full-path="Pictures/2000000100001DC4000004DC1F971806.svg"/>
  <manifest:file-entry manifest:media-type="image/svg+xml" manifest:full-path="Pictures/200000010000238E00002ED24E02FDDA.svg"/>
  <manifest:file-entry manifest:media-type="image/svg+xml" manifest:full-path="Pictures/200000010000106F0000098267220980.svg"/>
  <manifest:file-entry manifest:media-type="image/svg+xml" manifest:full-path="Pictures/200000010000538200009A4E76600019.svg"/>
  <manifest:file-entry manifest:media-type="image/svg+xml" manifest:full-path="Pictures/2000000100004EDC00001266E95D8D3F.svg"/>
  <manifest:file-entry manifest:media-type="image/svg+xml" manifest:full-path="Pictures/200000010000250000003CC67DF418EF.svg"/>
  <manifest:file-entry manifest:media-type="image/svg+xml" manifest:full-path="Pictures/2000000100000A0600000BE3874B935A.svg"/>
  <manifest:file-entry manifest:media-type="image/png" manifest:full-path="Pictures/1000000000000093000000B0D95741BC.png"/>
  <manifest:file-entry manifest:media-type="image/svg+xml" manifest:full-path="Pictures/2000000100000B2A00000A8B4DEF4686.svg"/>
  <manifest:file-entry manifest:media-type="image/png" manifest:full-path="Pictures/10000000000001070000009AC0F208B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stroke="none" svg:stroke-width="0.026cm" svg:stroke-color="#000000" draw:fill="none" draw:fill-color="#ffffff" draw:opacity="100%" draw:auto-grow-height="false" fo:min-height="9.479cm" fo:min-width="16.226cm" fo:padding-top="0.102cm" fo:padding-bottom="0.102cm" fo:padding-left="0.102cm" fo:padding-right="0.102cm"/>
    </style:style>
    <style:style style:name="gr4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5" style:family="graphic" style:parent-style-name="standard">
      <style:graphic-properties draw:stroke="solid" svg:stroke-width="0.026cm" svg:stroke-color="#000000" draw:fill="none" draw:fill-color="#ffffff" draw:opacity="100%" draw:textarea-vertical-align="middle" fo:min-height="3.35cm" fo:min-width="6.187cm" fo:padding-top="0.138cm" fo:padding-bottom="0.138cm" fo:padding-left="0.263cm" fo:padding-right="0.263cm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275cm" draw:marker-end-width="0.275cm" draw:fill="solid" draw:fill-color="#b3b3b3" draw:textarea-horizontal-align="right" draw:textarea-vertical-align="bottom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2.657cm"/>
    </style:style>
    <style:style style:name="gr1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0.933cm"/>
    </style:style>
    <style:style style:name="gr14" style:family="graphic" style:parent-style-name="standard">
      <style:graphic-properties draw:stroke="none" svg:stroke-color="#000000" draw:fill="none" draw:fill-color="#ffffff" fo:min-height="2.044cm"/>
    </style:style>
    <style:style style:name="gr15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424cm"/>
    </style:style>
    <style:style style:name="gr17" style:family="graphic" style:parent-style-name="standard">
      <style:graphic-properties draw:stroke="none" svg:stroke-color="#000000" draw:fill="none" draw:fill-color="#ffffff" fo:min-height="2.362cm"/>
    </style:style>
    <style:style style:name="gr18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05cm" svg:stroke-color="#000000" draw:marker-start-width="0.275cm" draw:marker-end-width="0.275cm" draw:fill="solid" draw:fill-color="#b3b3b3" draw:textarea-horizontal-align="right" draw:textarea-vertical-align="bottom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2.101cm"/>
    </style:style>
    <style:style style:name="gr21" style:family="graphic" style:parent-style-name="standard">
      <style:graphic-properties draw:stroke="none" svg:stroke-color="#000000" draw:fill="none" draw:fill-color="#ffffff" fo:min-height="0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margin-left="0cm" fo:margin-right="0cm" fo:text-indent="0cm"/>
      <style:text-properties fo:font-size="18pt"/>
    </style:style>
    <style:style style:name="P5" style:family="paragraph">
      <style:paragraph-properties fo:margin-left="0cm" fo:margin-right="0cm" fo:line-height="78%" fo:text-align="center" fo:text-indent="0cm"/>
    </style:style>
    <style:style style:name="P6" style:family="paragraph">
      <style:paragraph-properties fo:margin-left="0cm" fo:margin-right="0cm" fo:line-height="78%" fo:text-align="center" fo:text-indent="0cm"/>
      <style:text-properties fo:font-size="90pt" style:font-size-asian="90pt" style:font-size-complex="9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ize="18pt" fo:font-style="italic" style:font-style-asian="italic" style:font-style-complex="italic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  <style:text-properties fo:font-family="'AA cursive'" style:font-pitch="variable" fo:font-weight="bold" style:font-weight-asian="bold" style:font-weight-complex="bold"/>
    </style:style>
    <style:style style:name="P14" style:family="paragraph">
      <style:text-properties fo:font-family="StayPuft" style:font-pitch="variable" fo:font-style="italic" fo:font-weight="normal" style:font-style-asian="italic" style:font-weight-asian="normal" style:font-style-complex="italic" style:font-weight-complex="normal"/>
    </style:style>
    <style:style style:name="P15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6" style:family="paragraph">
      <style:paragraph-properties fo:margin-left="0cm" fo:margin-right="0cm" fo:line-height="74%" fo:text-align="center" fo:text-indent="0cm"/>
    </style:style>
    <style:style style:name="P17" style:family="paragraph">
      <style:paragraph-properties fo:margin-left="0cm" fo:margin-right="0cm" fo:line-height="74%" fo:text-align="center" fo:text-indent="0cm"/>
      <style:text-properties fo:font-family="StayPuft" style:font-pitch="variable" fo:font-size="32pt" style:font-size-asian="32pt" style:font-size-complex="32pt"/>
    </style:style>
    <style:style style:name="P18" style:family="paragraph">
      <style:paragraph-properties fo:margin-left="0cm" fo:margin-right="0cm" fo:text-indent="0cm"/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P19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0" style:family="paragraph"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family="StayPuft" style:font-pitch="variable" fo:font-size="32pt" style:font-size-asian="32pt" style:font-size-complex="32pt"/>
    </style:style>
    <style:style style:name="T2" style:family="text">
      <style:text-properties fo:font-family="StayPuft" style:font-pitch="variable" fo:font-size="40pt" style:font-size-asian="40pt" style:font-size-complex="40pt"/>
    </style:style>
    <style:style style:name="T3" style:family="text">
      <style:text-properties fo:font-family="StayPuft" style:font-pitch="variable" fo:font-size="54pt" style:font-size-asian="54pt" style:font-size-complex="54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size="18pt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 fo:font-size="18pt"/>
    </style:style>
    <style:style style:name="T8" style:family="text">
      <style:text-properties fo:font-family="'Bitstream Vera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000000" fo:font-family="StayPuft" style:font-pitch="variable" fo:font-size="116.199996948242pt" style:font-size-asian="116.199996948242pt" style:font-size-complex="116.199996948242pt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color="#000000" fo:font-family="'Bitstream Vera Sans'" style:font-family-generic="swiss" style:font-pitch="variable" fo:font-size="32pt" fo:font-style="italic" style:font-style-asian="italic" style:font-style-complex="italic"/>
    </style:style>
    <style:style style:name="T12" style:family="text">
      <style:text-properties fo:font-family="'Bitstream Vera Sans'" style:font-family-generic="swiss" style:font-pitch="variable" fo:font-size="18pt" fo:font-style="italic" style:font-style-asian="italic" style:font-style-complex="italic"/>
    </style:style>
    <style:style style:name="T13" style:family="text">
      <style:text-properties fo:font-size="54pt" fo:font-weight="bold" style:font-size-asian="54pt" style:font-weight-asian="bold" style:font-size-complex="54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font-size="40pt" fo:font-weight="bold" style:font-size-asian="40pt" style:font-weight-asian="bold" style:font-size-complex="40pt" style:font-weight-complex="bold"/>
    </style:style>
    <style:style style:name="T17" style:family="text">
      <style:text-properties fo:font-size="10pt" fo:font-weight="bold" style:font-size-asian="10pt" style:font-weight-asian="bold" style:font-size-complex="10pt" style:font-weight-complex="bold"/>
    </style:style>
    <style:style style:name="T18" style:family="text">
      <style:text-properties fo:font-family="'AA cursive'" style:font-pitch="variable" fo:font-size="96pt" fo:font-weight="bold" style:font-size-asian="96pt" style:font-weight-asian="bold" style:font-size-complex="96pt" style:font-weight-complex="bold"/>
    </style:style>
    <style:style style:name="T19" style:family="text">
      <style:text-properties fo:font-family="StayPuft" style:font-pitch="variable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21" style:family="text"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22" style:family="text">
      <style:text-properties fo:font-size="48pt" fo:font-weight="bold" style:font-size-asian="48pt" style:font-weight-asian="bold" style:font-size-complex="48pt" style:font-weight-complex="bold"/>
    </style:style>
    <style:style style:name="T2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9cm" svg:height="4.173cm" draw:transform="rotate (1.5707963267949) translate (0.871cm 20.13cm)">
          <draw:text-box>
            <text:p text:style-name="P1"><text:span text:style-name="T1">Atelier</text:span><text:span text:style-name="T2"> </text:span><text:span text:style-name="T3">Mots Fléchés</text:span><text:span text:style-name="T2"> </text:span><text:span text:style-name="T1">niveau 2</text:span></text:p>
          </draw:text-box>
        </draw:frame>
        <draw:frame draw:style-name="gr2" draw:text-style-name="P4" draw:layer="layout" svg:width="19cm" svg:height="13.237cm" draw:transform="rotate (1.5707963267949) translate (6.901cm 20.13cm)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3"><text:span text:style-name="T6">Cet atelier fait partie de la série « Mots Fléchés ».</text:span></text:p>
            <text:p text:style-name="P1"><text:span text:style-name="T7"/></text:p>
            <text:p text:style-name="P1"><text:span text:style-name="T5">2- Licence</text:span></text:p>
            <text:p text:style-name="P3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3"><text:span text:style-name="T6"/></text:p>
            <text:p text:style-name="P3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3"><text:span text:style-name="T6"/></text:p>
            <text:p text:style-name="P1"><text:span text:style-name="T8">3- Historique</text:span></text:p>
            <text:p text:style-name="P3"><text:span text:style-name="T6">Mai 2012 : Version Initiale (A. RENAUDIN)</text:span></text:p>
          </draw:text-box>
        </draw:frame>
      </draw:page>
      <draw:page draw:name="page2" draw:style-name="dp1" draw:master-page-name="Standard">
        <draw:frame draw:style-name="gr3" draw:text-style-name="P6" draw:layer="layout" svg:width="13.778cm" svg:height="7.644cm" draw:transform="rotate (1.5707963267949) translate (0.896cm 20.476cm)">
          <draw:text-box>
            <text:p text:style-name="P5"><text:span text:style-name="T9">Mots Fléchés</text:span></text:p>
          </draw:text-box>
        </draw:frame>
        <draw:frame draw:style-name="gr4" draw:text-style-name="P4" draw:layer="layout" svg:width="10.033cm" svg:height="2.201cm" draw:transform="rotate (1.5707963267949) translate (10.744cm 11.022cm)">
          <draw:text-box>
            <text:p text:style-name="P1"><text:span text:style-name="T10">Niveau : 2</text:span></text:p>
          </draw:text-box>
        </draw:frame>
        <draw:rect draw:style-name="gr5" draw:text-style-name="P8" draw:layer="layout" svg:width="6.687cm" svg:height="3.6cm" draw:transform="rotate (1.5707963267949) translate (0.896cm 7.362cm)">
          <text:p text:style-name="P7"><text:span text:style-name="T11">Atelier</text:span><text:span text:style-name="T12"> </text:span></text:p>
          <text:p text:style-name="P7"><text:span text:style-name="T11">Français</text:span><text:span text:style-name="T12"> </text:span></text:p>
        </draw:rect>
        <draw:rect draw:style-name="gr6" draw:text-style-name="P9" draw:layer="layout" svg:width="2.441cm" svg:height="1.967cm" draw:transform="rotate (1.5707963267949) translate (26.427cm 3.429cm)">
          <text:p/>
        </draw:rect>
        <draw:frame draw:style-name="gr7" draw:text-style-name="P9" draw:layer="layout" svg:width="2.147cm" svg:height="1.753cm" draw:transform="rotate (1.5707963267949) translate (26.541cm 3.329cm)">
          <draw:image xlink:href="Pictures/100002010000012C000000F5729ED2C5.png" xlink:type="simple" xlink:show="embed" xlink:actuate="onLoad">
            <text:p/>
          </draw:image>
        </draw:frame>
        <draw:custom-shape draw:style-name="gr8" draw:text-style-name="P10" draw:layer="layout" svg:width="1.587cm" svg:height="1.587cm" draw:transform="rotate (1.86209177895275) translate (20.251cm 15.645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588cm" svg:height="1.587cm" draw:transform="rotate (1.86209177895275) translate (19.795cm 14.125cm)">
          <text:p text:style-name="P9"><text:span text:style-name="T13">N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87cm" svg:height="1.587cm" draw:transform="rotate (1.86209177895275) translate (19.339cm 12.604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89cm" svg:height="1.587cm" draw:transform="rotate (1.86209177895275) translate (18.884cm 11.084cm)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3.583cm" svg:height="4.24cm" draw:transform="rotate (1.34372899111043) translate (15.466cm 9.43cm)">
          <draw:image xlink:href="Pictures/1000000000000088000000A11499D81C.png" xlink:type="simple" xlink:show="embed" xlink:actuate="onLoad">
            <text:p/>
          </draw:image>
        </draw:frame>
        <draw:custom-shape draw:style-name="gr8" draw:text-style-name="P10" draw:layer="layout" svg:width="1.587cm" svg:height="1.587cm" draw:transform="rotate (1.86209177895275) translate (18.427cm 9.562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588cm" svg:height="1.587cm" draw:transform="rotate (1.86209177895275) translate (17.971cm 8.042cm)">
          <text:p text:style-name="P9"><text:span text:style-name="T13">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87cm" svg:height="1.588cm" draw:transform="rotate (1.86209177895275) translate (18.73cm 16.101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587cm" svg:height="1.589cm" draw:transform="rotate (1.86209177895275) translate (21.771cm 15.189cm)">
          <text:p text:style-name="P9"><text:span text:style-name="T13">D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87cm" svg:height="1.587cm" draw:transform="rotate (1.86209177895275) translate (23.293cm 14.73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587cm" svg:height="1.588cm" draw:transform="rotate (1.86209177895275) translate (24.814cm 14.277cm)">
          <text:p text:style-name="P9"><text:span text:style-name="T14">S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88cm" svg:height="1.587cm" draw:transform="rotate (1.86209177895275) translate (22.838cm 13.21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587cm" svg:height="1.587cm" draw:transform="rotate (1.86209177895275) translate (22.382cm 11.692cm)">
          <text:p text:style-name="P9"><text:span text:style-name="T13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589cm" svg:height="1.588cm" draw:transform="rotate (1.86209177895275) translate (17.362cm 11.54cm)">
          <text:p text:style-name="P9"><text:span text:style-name="T13">A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89cm" svg:height="1.589cm" draw:transform="rotate (1.86209177895275) translate (20.404cm 10.628cm)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575cm" svg:height="1.487cm" svg:x="29.7cm" svg:y="9.751cm">
          <draw:image xlink:href="Pictures/2000000100000B2A00000A8B4DEF4686.svg" xlink:type="simple" xlink:show="embed" xlink:actuate="onLoad">
            <text:p/>
          </draw:image>
        </draw:frame>
        <draw:custom-shape draw:style-name="gr9" draw:text-style-name="P10" draw:layer="layout" svg:width="1.588cm" svg:height="1.589cm" draw:transform="rotate (1.86209177895275) translate (19.492cm 7.586cm)">
          <text:p text:style-name="P9"><text:span text:style-name="T14">K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88cm" svg:height="1.587cm" draw:transform="rotate (1.86209177895275) translate (21.014cm 7.129cm)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3.858cm" svg:height="4.627cm" draw:transform="rotate (2.26107404595865) translate (17.512cm 19.134cm)">
          <draw:image xlink:href="Pictures/1000000000000093000000B0D95741BC.png" xlink:type="simple" xlink:show="embed" xlink:actuate="onLoad">
            <text:p/>
          </draw:image>
        </draw:frame>
        <draw:frame draw:style-name="gr7" draw:text-style-name="P9" draw:layer="layout" svg:width="1.573cm" svg:height="1.207cm" svg:x="31.077cm" svg:y="13.897cm">
          <draw:image xlink:href="Pictures/2000000100001F1C000017E05F81B284.svg" xlink:type="simple" xlink:show="embed" xlink:actuate="onLoad">
            <text:p/>
          </draw:image>
        </draw:frame>
        <draw:frame draw:style-name="gr7" draw:text-style-name="P9" draw:layer="layout" svg:width="6.929cm" svg:height="4.056cm" draw:transform="rotate (1.55439023182615) translate (22.741cm 12.42cm)">
          <draw:image xlink:href="Pictures/10000000000001070000009AC0F208B1.png" xlink:type="simple" xlink:show="embed" xlink:actuate="onLoad">
            <text:p/>
          </draw:image>
        </draw:frame>
        <draw:custom-shape draw:style-name="gr10" draw:text-style-name="P12" draw:layer="layout" svg:width="1.587cm" svg:height="1.589cm" draw:transform="rotate (1.86209177895275) translate (21.771cm 15.189cm)">
          <text:p text:style-name="P11"><text:span text:style-name="T15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589cm" svg:height="1.588cm" draw:transform="rotate (1.86209177895275) translate (17.362cm 11.54cm)">
          <text:p text:style-name="P11"><text:span text:style-name="T15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588cm" svg:height="1.587cm" draw:transform="rotate (1.86209177895275) translate (19.795cm 14.125cm)">
          <text:p text:style-name="P11"><text:span text:style-name="T15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588cm" svg:height="1.587cm" draw:transform="rotate (1.86209177895275) translate (17.971cm 8.042cm)">
          <text:p text:style-name="P11"><text:span text:style-name="T15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587cm" svg:height="1.587cm" draw:transform="rotate (1.86209177895275) translate (22.382cm 11.692cm)">
          <text:p text:style-name="P11"><text:span text:style-name="T15">5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9" draw:text-style-name="P10" draw:layer="layout" svg:width="1.928cm" svg:height="1.928cm" svg:x="-2.994cm" svg:y="2.123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-2.981cm" svg:y="4.667cm">
          <text:p text:style-name="P11"><text:span text:style-name="T17">1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3.604cm" svg:height="6.161cm" svg:x="25.345cm" svg:y="-0.609cm">
          <draw:text-box>
            <text:p text:style-name="P9"><text:span text:style-name="T18">1</text:span></text:p>
          </draw:text-box>
        </draw:frame>
        <draw:custom-shape draw:style-name="gr12" draw:text-style-name="P9" draw:layer="layout" svg:width="3.504cm" svg:height="2.959cm" svg:x="25.345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779cm" svg:height="1.183cm" svg:x="22.247cm" svg:y="0.491cm">
          <draw:text-box>
            <text:p><text:span text:style-name="T19">Niveau 3</text:span></text:p>
          </draw:text-box>
        </draw:frame>
        <draw:custom-shape draw:style-name="gr9" draw:text-style-name="P10" draw:layer="layout" svg:width="1.928cm" svg:height="1.928cm" svg:x="4.727cm" svg:y="4.722cm">
          <text:p text:style-name="P9"><text:span text:style-name="T16">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6.655cm" svg:y="4.722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583cm" svg:y="4.722cm">
          <text:p text:style-name="P9"><text:span text:style-name="T16">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511cm" svg:y="4.722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439cm" svg:y="4.722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4.367cm" svg:y="4.722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295cm" svg:y="4.722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223cm" svg:y="4.722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834cm" svg:height="2.175cm" svg:x="4.727cm" svg:y="2.547cm">
          <draw:image xlink:href="Pictures/2000000100000A0600000BE3874B935A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4.727cm" svg:y="6.65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727cm" svg:y="8.578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727cm" svg:y="10.506cm">
          <text:p text:style-name="P9"><text:span text:style-name="T1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727cm" svg:y="12.434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727cm" svg:y="14.362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727cm" svg:y="16.29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727cm" svg:y="18.218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6.655cm" svg:y="10.506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583cm" svg:y="10.506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511cm" svg:y="10.506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439cm" svg:y="10.506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4.367cm" svg:y="10.506cm">
          <text:p text:style-name="P9"><text:span text:style-name="T1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295cm" svg:y="10.506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223cm" svg:y="10.506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151cm" svg:y="10.506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079cm" svg:y="10.506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583cm" svg:y="6.65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583cm" svg:y="8.578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583cm" svg:y="12.434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919cm" svg:height="2.053cm" svg:x="16.295cm" svg:y="0.741cm">
          <draw:image xlink:href="Pictures/2000000100002DC9000030FD443B3CA2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16.295cm" svg:y="2.794cm">
          <text:p text:style-name="P9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295cm" svg:y="6.65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295cm" svg:y="8.578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295cm" svg:y="12.434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963cm" svg:height="1.714cm" svg:x="1.764cm" svg:y="16.504cm">
          <draw:image xlink:href="Pictures/200000010000106F0000098267220980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6.655cm" svg:y="16.29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583cm" svg:y="16.29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511cm" svg:y="16.29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439cm" svg:y="16.29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4.367cm" svg:y="16.29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295cm" svg:y="16.29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223cm" svg:y="16.29cm">
          <text:p text:style-name="P9"><text:span text:style-name="T16">S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693cm" svg:height="2.826cm" svg:x="8.583cm" svg:y="1.896cm">
          <draw:image xlink:href="Pictures/2000000100001C6C00002F7028F23A74.svg" xlink:type="simple" xlink:show="embed" xlink:actuate="onLoad">
            <text:p/>
          </draw:image>
        </draw:frame>
        <draw:frame draw:style-name="gr7" draw:text-style-name="P9" draw:layer="layout" svg:width="1.925cm" svg:height="1.642cm" svg:x="22.079cm" svg:y="5.008cm">
          <draw:image xlink:href="Pictures/2000000100002AE400002496F9DE3BE3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22.079cm" svg:y="8.578cm">
          <text:p text:style-name="P9"><text:span text:style-name="T16">H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079cm" svg:y="6.65cm">
          <text:p text:style-name="P9"><text:span text:style-name="T1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079cm" svg:y="12.434cm">
          <text:p text:style-name="P9"><text:span text:style-name="T16">V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079cm" svg:y="14.362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079cm" svg:y="16.29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35cm" svg:height="1.847cm" svg:x="2.377cm" svg:y="10.506cm">
          <draw:image xlink:href="Pictures/2000000100002C71000022EF4F3E8CDA.svg" xlink:type="simple" xlink:show="embed" xlink:actuate="onLoad">
            <text:p/>
          </draw:image>
        </draw:frame>
      </draw:page>
      <draw:page draw:name="page4" draw:style-name="dp1" draw:master-page-name="Standard">
        <draw:custom-shape draw:style-name="gr9" draw:text-style-name="P10" draw:layer="layout" svg:width="1.928cm" svg:height="1.928cm" svg:x="-2.994cm" svg:y="2.123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-2.981cm" svg:y="4.667cm">
          <text:p text:style-name="P11"><text:span text:style-name="T17">1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3.604cm" svg:height="6.161cm" svg:x="25.345cm" svg:y="-0.609cm">
          <draw:text-box>
            <text:p text:style-name="P9"><text:span text:style-name="T18">1</text:span></text:p>
          </draw:text-box>
        </draw:frame>
        <draw:custom-shape draw:style-name="gr12" draw:text-style-name="P9" draw:layer="layout" svg:width="3.504cm" svg:height="2.959cm" svg:x="25.345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779cm" svg:height="1.183cm" svg:x="22.247cm" svg:y="0.491cm">
          <draw:text-box>
            <text:p><text:span text:style-name="T19">Niveau 3</text:span></text:p>
          </draw:text-box>
        </draw:frame>
        <draw:custom-shape draw:style-name="gr9" draw:text-style-name="P10" draw:layer="layout" svg:width="1.928cm" svg:height="1.928cm" svg:x="12.399cm" svg:y="2.904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399cm" svg:y="4.832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399cm" svg:y="6.76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399cm" svg:y="8.688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399cm" svg:y="10.616cm">
          <text:p text:style-name="P9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399cm" svg:y="12.544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399cm" svg:y="14.472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399cm" svg:y="16.4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2.399cm" svg:y="18.328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471cm" svg:y="8.688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543cm" svg:y="8.688cm">
          <text:p text:style-name="P9"><text:span text:style-name="T16">F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4.327cm" svg:y="8.688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255cm" svg:y="8.688cm">
          <text:p text:style-name="P9"><text:span text:style-name="T16">C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183cm" svg:y="8.688cm">
          <text:p text:style-name="P9"><text:span text:style-name="T16">H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111cm" svg:y="8.688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039cm" svg:y="8.688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3.967cm" svg:y="8.688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5.895cm" svg:y="8.688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842cm" svg:height="1.621cm" svg:x="0.817cm" svg:y="3.104cm">
          <draw:image xlink:href="Pictures/20000001000050ED000047360C5BC587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14.327cm" svg:y="2.904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0.471cm" svg:y="2.904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543cm" svg:y="2.904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6.615cm" svg:y="2.904cm">
          <text:p text:style-name="P9"><text:span text:style-name="T1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687cm" svg:y="2.904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.759cm" svg:y="2.904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54cm" svg:height="1.93cm" svg:x="2.147cm" svg:y="12.544cm">
          <draw:image xlink:href="Pictures/2000000100001F0200001791C0DC2B8A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10.471cm" svg:y="12.544cm">
          <text:p text:style-name="P9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8.543cm" svg:y="12.544cm">
          <text:p text:style-name="P9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6.615cm" svg:y="12.544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687cm" svg:y="12.544cm">
          <text:p text:style-name="P9"><text:span text:style-name="T16">G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494cm" svg:height="1.936cm" svg:x="10.905cm" svg:y="14.476cm">
          <draw:image xlink:href="Pictures/2000000100003678000046978D5A8EF7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14.327cm" svg:y="14.472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255cm" svg:y="14.472cm">
          <text:p text:style-name="P9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183cm" svg:y="14.472cm">
          <text:p text:style-name="P9"><text:span text:style-name="T16">B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111cm" svg:y="14.472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039cm" svg:y="14.472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111cm" svg:y="10.616cm">
          <text:p text:style-name="P9"><text:span text:style-name="T1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111cm" svg:y="12.544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111cm" svg:y="6.76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111cm" svg:y="4.832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0.796cm" svg:height="1.733cm" svg:x="5.287cm" svg:y="5.027cm">
          <draw:image xlink:href="Pictures/2000000100001BCD00004CCB9439D69F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4.687cm" svg:y="14.472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687cm" svg:y="16.4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687cm" svg:y="10.616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687cm" svg:y="8.688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4.687cm" svg:y="6.76cm">
          <text:p text:style-name="P9"><text:span text:style-name="T16">B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494cm" svg:height="1.968cm" svg:x="1.265cm" svg:y="16.4cm">
          <draw:image xlink:href="Pictures/200000010000238E00002ED24E02FDDA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2.759cm" svg:y="16.4cm">
          <text:p text:style-name="P9"><text:span text:style-name="T16">F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6.615cm" svg:y="16.4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3.119cm" svg:height="1.267cm" svg:x="7.352cm" svg:y="18.628cm">
          <draw:image xlink:href="Pictures/2000000100003FDF000019F1CF8523E4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10.471cm" svg:y="18.328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4.327cm" svg:y="18.328cm">
          <text:p text:style-name="P9"><text:span text:style-name="T16">Q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255cm" svg:y="18.328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8.183cm" svg:y="18.328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0.111cm" svg:y="18.328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48cm" svg:height="0.74cm" svg:x="25.595cm" svg:y="6.02cm">
          <draw:image xlink:href="Pictures/2000000100004EDC00001266E95D8D3F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25.895cm" svg:y="6.76cm">
          <text:p text:style-name="P9"><text:span text:style-name="T16">S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5.895cm" svg:y="10.616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5.895cm" svg:y="12.544cm">
          <text:p text:style-name="P9"><text:span text:style-name="T16">P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5.895cm" svg:y="14.472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5.895cm" svg:y="16.4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5.895cm" svg:y="18.328cm">
          <text:p text:style-name="P9"><text:span text:style-name="T16">T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175cm" svg:height="2.171cm" svg:x="12.852cm" svg:y="0.733cm">
          <draw:image xlink:href="Pictures/200000010000538200009A4E76600019.svg" xlink:type="simple" xlink:show="embed" xlink:actuate="onLoad">
            <text:p/>
          </draw:image>
        </draw:frame>
        <draw:frame draw:style-name="gr7" draw:text-style-name="P9" draw:layer="layout" svg:width="1.715cm" svg:height="1.687cm" svg:x="14.54cm" svg:y="5.032cm">
          <draw:image xlink:href="Pictures/2000000100002C5700002B9DE5A86975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18.183cm" svg:y="4.832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6.255cm" svg:y="4.832cm">
          <text:p text:style-name="P9"><text:span text:style-name="T16">M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2.039cm" svg:y="4.832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.685cm" svg:height="0.49cm" svg:x="6.858cm" svg:y="9.497cm">
          <draw:image xlink:href="Pictures/2000000100001DC4000004DC1F971806.svg" xlink:type="simple" xlink:show="embed" xlink:actuate="onLoad">
            <text:p/>
          </draw:image>
        </draw:frame>
      </draw:page>
      <draw:page draw:name="page5" draw:style-name="dp1" draw:master-page-name="Standard">
        <draw:custom-shape draw:style-name="gr9" draw:text-style-name="P10" draw:layer="layout" svg:width="1.928cm" svg:height="1.928cm" svg:x="-2.994cm" svg:y="2.123cm">
          <text:p text:style-name="P9"><text:span text:style-name="T16">A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1.928cm" svg:height="1.928cm" svg:x="-2.981cm" svg:y="4.667cm">
          <text:p text:style-name="P11"><text:span text:style-name="T17">1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3.604cm" svg:height="6.161cm" svg:x="25.345cm" svg:y="-0.609cm">
          <draw:text-box>
            <text:p text:style-name="P9"><text:span text:style-name="T18">1</text:span></text:p>
          </draw:text-box>
        </draw:frame>
        <draw:custom-shape draw:style-name="gr12" draw:text-style-name="P9" draw:layer="layout" svg:width="3.504cm" svg:height="2.959cm" svg:x="25.345cm" svg:y="0.691cm">
          <text:p/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2.779cm" svg:height="1.183cm" svg:x="22.247cm" svg:y="0.491cm">
          <draw:text-box>
            <text:p><text:span text:style-name="T19">Niveau 3</text:span></text:p>
          </draw:text-box>
        </draw:frame>
        <draw:custom-shape draw:style-name="gr9" draw:text-style-name="P10" draw:layer="layout" svg:width="1.928cm" svg:height="1.928cm" svg:x="3.883cm" svg:y="15.788cm">
          <text:p text:style-name="P9"><text:span text:style-name="T16">G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5.811cm" svg:y="15.788cm">
          <text:p text:style-name="P9"><text:span text:style-name="T16">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7.739cm" svg:y="15.788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9.667cm" svg:y="15.788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1.595cm" svg:y="15.788cm">
          <text:p text:style-name="P9"><text:span text:style-name="T16">O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3.523cm" svg:y="15.788cm">
          <text:p text:style-name="P9"><text:span text:style-name="T16">U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5.451cm" svg:y="15.788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7.379cm" svg:y="15.788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19.307cm" svg:y="15.788cm">
          <text:p text:style-name="P9"><text:span text:style-name="T16">L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21.235cm" svg:y="15.788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3.653cm" svg:height="6cm" svg:x="-10.382cm" svg:y="7.64cm">
          <draw:image xlink:href="Pictures/200000010000250000003CC67DF418EF.svg" xlink:type="simple" xlink:show="embed" xlink:actuate="onLoad">
            <text:p/>
          </draw:image>
        </draw:frame>
        <draw:custom-shape draw:style-name="gr9" draw:text-style-name="P10" draw:layer="layout" svg:width="1.928cm" svg:height="1.928cm" svg:x="3.883cm" svg:y="17.716cm">
          <text:p text:style-name="P9"><text:span text:style-name="T16">E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3.883cm" svg:y="13.86cm">
          <text:p text:style-name="P9"><text:span text:style-name="T16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3.883cm" svg:y="11.932cm">
          <text:p text:style-name="P9"><text:span text:style-name="T16">I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928cm" svg:height="1.928cm" svg:x="3.883cm" svg:y="10.004cm">
          <text:p text:style-name="P9"><text:span text:style-name="T16">S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Standard">
        <draw:frame draw:style-name="gr14" draw:text-style-name="P15" draw:layer="layout" svg:width="7.532cm" svg:height="2.294cm" draw:transform="rotate (1.5707963267949) translate (1.417cm 20.023cm)">
          <draw:text-box>
            <text:p text:style-name="P1"><text:span text:style-name="T20"><text:s text:c="12"/></text:span></text:p>
          </draw:text-box>
        </draw:frame>
        <draw:rect draw:style-name="gr15" draw:text-style-name="P9" draw:layer="layout" svg:width="7.982cm" svg:height="0.837cm" draw:transform="rotate (1.5707963267949) translate (2.976cm 20.1cm)">
          <text:p/>
        </draw:rect>
        <draw:frame draw:style-name="gr16" draw:text-style-name="P17" draw:layer="layout" svg:width="6.761cm" svg:height="3.506cm" draw:transform="rotate (1.5707963267949) translate (0.438cm 8.884cm)">
          <draw:text-box>
            <text:p text:style-name="P16"><text:span text:style-name="T2">Mots Fléchés</text:span></text:p>
          </draw:text-box>
        </draw:frame>
        <draw:frame draw:style-name="gr17" draw:text-style-name="P18" draw:layer="layout" svg:width="2.301cm" svg:height="4.679cm" draw:transform="rotate (1.5707963267949) translate (0.148cm 2.629cm)">
          <draw:text-box>
            <text:p text:style-name="P1"><text:span text:style-name="T21">2</text:span></text:p>
          </draw:text-box>
        </draw:frame>
        <draw:rect draw:style-name="gr18" draw:text-style-name="P9" draw:layer="layout" svg:width="1.852cm" svg:height="2.229cm" draw:transform="rotate (1.5707963267949) translate (1.075cm 2.849cm)">
          <text:p/>
        </draw:rect>
        <draw:custom-shape draw:style-name="gr8" draw:text-style-name="P10" draw:layer="layout" svg:width="0.551cm" svg:height="0.55cm" draw:transform="rotate (1.90223435174862) translate (1.971cm 10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cm" svg:height="0.55cm" draw:transform="rotate (1.90223435174862) translate (1.792cm 10.3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1cm" svg:height="0.55cm" draw:transform="skewX (-0.00174532925199432) rotate (1.90223435174862) translate (1.613cm 9.8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cm" svg:height="0.549cm" draw:transform="rotate (1.90223435174862) translate (1.434cm 9.31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cm" svg:height="0.55cm" draw:transform="rotate (1.90223435174862) translate (1.255cm 8.7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1cm" svg:height="0.55cm" draw:transform="rotate (1.90223435174862) translate (1.076cm 8.2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1cm" svg:height="0.55cm" draw:transform="rotate (1.90223435174862) translate (1.451cm 11.05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551cm" svg:height="0.551cm" draw:transform="rotate (1.90223435174862) translate (2.491cm 10.6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1cm" svg:height="0.55cm" draw:transform="rotate (1.90223435174862) translate (3.012cm 10.5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cm" svg:height="0.551cm" draw:transform="rotate (1.90223435174862) translate (3.532cm 10.3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cm" svg:height="0.55cm" draw:transform="rotate (1.90223435174862) translate (2.833cm 9.9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1cm" svg:height="0.551cm" draw:transform="rotate (1.90223435174862) translate (2.653cm 9.4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cm" svg:height="0.551cm" draw:transform="rotate (1.90223435174862) translate (0.914cm 9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cm" svg:height="0.551cm" draw:transform="skewX (-0.00174532925199427) rotate (1.90223435174862) translate (1.953cm 9.1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1cm" svg:height="0.55cm" draw:transform="rotate (1.90223435174862) translate (1.596cm 8.0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0.551cm" svg:height="0.551cm" draw:transform="rotate (1.90223435174862) translate (2.116cm 7.9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551cm" svg:height="0.551cm" draw:transform="rotate (1.90223435174862) translate (2.491cm 10.6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55cm" svg:height="0.551cm" draw:transform="rotate (1.90223435174862) translate (0.914cm 9.4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55cm" svg:height="0.55cm" draw:transform="rotate (1.90223435174862) translate (1.792cm 10.35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551cm" svg:height="0.55cm" draw:transform="rotate (1.90223435174862) translate (1.076cm 8.2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0.551cm" svg:height="0.551cm" draw:transform="rotate (1.90223435174862) translate (2.653cm 9.4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4.951cm" svg:height="2.351cm" draw:transform="rotate (1.5707963267949) translate (24.229cm 20.451cm)">
          <text:p/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2.705cm" svg:height="2.351cm" draw:transform="rotate (1.5707963267949) translate (24.229cm 20.45cm)">
          <draw:text-box>
            <text:p text:style-name="P9"><text:span text:style-name="T22">9</text:span></text:p>
          </draw:text-box>
        </draw:frame>
        <draw:frame draw:style-name="gr21" draw:text-style-name="P20" draw:layer="layout" svg:width="2.245cm" svg:height="0.649cm" draw:transform="rotate (1.5707963267949) translate (25.935cm 17.745cm)">
          <draw:text-box>
            <text:p text:style-name="P11"><text:span text:style-name="T23">candle</text:span></text:p>
          </draw:text-box>
        </draw:frame>
        <draw:custom-shape draw:style-name="gr8" draw:text-style-name="P9" draw:layer="layout" svg:width="4.951cm" svg:height="2.351cm" draw:transform="rotate (1.5707963267949) translate (21.734cm 20.476cm)">
          <text:p/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2.705cm" svg:height="2.351cm" draw:transform="rotate (1.5707963267949) translate (21.734cm 20.475cm)">
          <draw:text-box>
            <text:p text:style-name="P9"><text:span text:style-name="T22">8</text:span></text:p>
          </draw:text-box>
        </draw:frame>
        <draw:frame draw:style-name="gr21" draw:text-style-name="P20" draw:layer="layout" svg:width="2.245cm" svg:height="0.649cm" draw:transform="rotate (1.5707963267949) translate (23.44cm 17.77cm)">
          <draw:text-box>
            <text:p text:style-name="P11"><text:span text:style-name="T23">fish</text:span></text:p>
          </draw:text-box>
        </draw:frame>
        <draw:custom-shape draw:style-name="gr8" draw:text-style-name="P9" draw:layer="layout" svg:width="4.951cm" svg:height="2.351cm" draw:transform="rotate (1.5707963267949) translate (19.24cm 20.476cm)">
          <text:p/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2.705cm" svg:height="2.351cm" draw:transform="rotate (1.5707963267949) translate (19.24cm 20.475cm)">
          <draw:text-box>
            <text:p text:style-name="P9"><text:span text:style-name="T22">7</text:span></text:p>
          </draw:text-box>
        </draw:frame>
        <draw:frame draw:style-name="gr21" draw:text-style-name="P20" draw:layer="layout" svg:width="2.245cm" svg:height="0.649cm" draw:transform="rotate (1.5707963267949) translate (20.946cm 17.77cm)">
          <draw:text-box>
            <text:p text:style-name="P11"><text:span text:style-name="T23">jokes</text:span></text:p>
          </draw:text-box>
        </draw:frame>
        <draw:custom-shape draw:style-name="gr8" draw:text-style-name="P9" draw:layer="layout" svg:width="4.951cm" svg:height="2.351cm" draw:transform="rotate (1.5707963267949) translate (16.745cm 20.476cm)">
          <text:p/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2.705cm" svg:height="2.351cm" draw:transform="rotate (1.5707963267949) translate (16.745cm 20.475cm)">
          <draw:text-box>
            <text:p text:style-name="P9"><text:span text:style-name="T22">6</text:span></text:p>
          </draw:text-box>
        </draw:frame>
        <draw:frame draw:style-name="gr21" draw:text-style-name="P20" draw:layer="layout" svg:width="2.245cm" svg:height="0.649cm" draw:transform="rotate (1.5707963267949) translate (18.451cm 17.77cm)">
          <draw:text-box>
            <text:p text:style-name="P11"><text:span text:style-name="T23">car</text:span></text:p>
          </draw:text-box>
        </draw:frame>
        <draw:custom-shape draw:style-name="gr8" draw:text-style-name="P9" draw:layer="layout" svg:width="4.951cm" svg:height="2.351cm" draw:transform="rotate (1.5707963267949) translate (14.251cm 20.476cm)">
          <text:p/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2.705cm" svg:height="2.351cm" draw:transform="rotate (1.5707963267949) translate (14.251cm 20.475cm)">
          <draw:text-box>
            <text:p text:style-name="P9"><text:span text:style-name="T22">5</text:span></text:p>
          </draw:text-box>
        </draw:frame>
        <draw:frame draw:style-name="gr21" draw:text-style-name="P20" draw:layer="layout" svg:width="2.245cm" svg:height="0.649cm" draw:transform="rotate (1.5707963267949) translate (15.957cm 17.77cm)">
          <draw:text-box>
            <text:p text:style-name="P11"><text:span text:style-name="T23">case</text:span></text:p>
          </draw:text-box>
        </draw:frame>
        <draw:custom-shape draw:style-name="gr8" draw:text-style-name="P9" draw:layer="layout" svg:width="4.951cm" svg:height="2.351cm" draw:transform="rotate (1.5707963267949) translate (11.756cm 20.476cm)">
          <text:p/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2.705cm" svg:height="2.351cm" draw:transform="rotate (1.5707963267949) translate (11.756cm 20.475cm)">
          <draw:text-box>
            <text:p text:style-name="P9"><text:span text:style-name="T22">4</text:span></text:p>
          </draw:text-box>
        </draw:frame>
        <draw:frame draw:style-name="gr21" draw:text-style-name="P20" draw:layer="layout" svg:width="2.245cm" svg:height="0.649cm" draw:transform="rotate (1.5707963267949) translate (13.462cm 17.77cm)">
          <draw:text-box>
            <text:p text:style-name="P11"><text:span text:style-name="T23">ladle</text:span></text:p>
          </draw:text-box>
        </draw:frame>
        <draw:custom-shape draw:style-name="gr8" draw:text-style-name="P9" draw:layer="layout" svg:width="4.951cm" svg:height="2.351cm" draw:transform="rotate (1.5707963267949) translate (9.262cm 20.476cm)">
          <text:p/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2.705cm" svg:height="2.351cm" draw:transform="rotate (1.5707963267949) translate (9.262cm 20.475cm)">
          <draw:text-box>
            <text:p text:style-name="P9"><text:span text:style-name="T22">3</text:span></text:p>
          </draw:text-box>
        </draw:frame>
        <draw:frame draw:style-name="gr21" draw:text-style-name="P20" draw:layer="layout" svg:width="2.245cm" svg:height="0.649cm" draw:transform="rotate (1.5707963267949) translate (10.968cm 17.77cm)">
          <draw:text-box>
            <text:p text:style-name="P11"><text:span text:style-name="T23">road</text:span></text:p>
          </draw:text-box>
        </draw:frame>
        <draw:custom-shape draw:style-name="gr8" draw:text-style-name="P9" draw:layer="layout" svg:width="4.951cm" svg:height="2.351cm" draw:transform="rotate (1.5707963267949) translate (6.767cm 20.476cm)">
          <text:p/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2.705cm" svg:height="2.351cm" draw:transform="rotate (1.5707963267949) translate (6.767cm 20.475cm)">
          <draw:text-box>
            <text:p text:style-name="P9"><text:span text:style-name="T22">2</text:span></text:p>
          </draw:text-box>
        </draw:frame>
        <draw:frame draw:style-name="gr21" draw:text-style-name="P20" draw:layer="layout" svg:width="2.245cm" svg:height="0.649cm" draw:transform="rotate (1.5707963267949) translate (8.473cm 17.77cm)">
          <draw:text-box>
            <text:p text:style-name="P11"><text:span text:style-name="T23">castle</text:span></text:p>
          </draw:text-box>
        </draw:frame>
        <draw:custom-shape draw:style-name="gr8" draw:text-style-name="P9" draw:layer="layout" svg:width="4.951cm" svg:height="2.351cm" draw:transform="rotate (1.5707963267949) translate (4.273cm 20.476cm)">
          <text:p/>
          <draw:enhanced-geometry svg:viewBox="0 0 21600 21600" draw:type="rectangle" draw:enhanced-path="M 0 0 L 21600 0 21600 21600 0 21600 0 0 Z N"/>
        </draw:custom-shape>
        <draw:frame draw:style-name="gr20" draw:text-style-name="P19" draw:layer="layout" svg:width="2.705cm" svg:height="2.351cm" draw:transform="rotate (1.5707963267949) translate (4.273cm 20.475cm)">
          <draw:text-box>
            <text:p text:style-name="P9"><text:span text:style-name="T22">1</text:span></text:p>
          </draw:text-box>
        </draw:frame>
        <draw:frame draw:style-name="gr21" draw:text-style-name="P20" draw:layer="layout" svg:width="2.245cm" svg:height="0.649cm" draw:transform="rotate (1.5707963267949) translate (5.979cm 17.77cm)">
          <draw:text-box>
            <text:p text:style-name="P11"><text:span text:style-name="T23">balcony</text:span></text:p>
          </draw:text-box>
        </draw:frame>
        <draw:custom-shape draw:style-name="gr8" draw:text-style-name="P9" draw:layer="layout" svg:width="4.951cm" svg:height="2.351cm" draw:transform="rotate (1.5707963267949) translate (26.673cm 20.476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4.82cm" svg:height="2.058cm" draw:transform="rotate (1.5707963267949) translate (24.377cm 15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9cm" draw:transform="rotate (1.5707963267949) translate (21.881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8cm" draw:transform="rotate (1.5707963267949) translate (19.387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8cm" draw:transform="rotate (1.5707963267949) translate (16.892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8cm" draw:transform="rotate (1.5707963267949) translate (14.398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8cm" draw:transform="rotate (1.5707963267949) translate (11.903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9cm" draw:transform="rotate (1.5707963267949) translate (9.408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8cm" draw:transform="rotate (1.5707963267949) translate (6.913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8cm" draw:transform="rotate (1.5707963267949) translate (4.419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14.82cm" svg:height="2.058cm" draw:transform="rotate (1.5707963267949) translate (26.821cm 15.5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9" draw:layer="layout" svg:width="2.705cm" svg:height="2.351cm" draw:transform="rotate (1.5707963267949) translate (26.673cm 20.475cm)">
          <draw:text-box>
            <text:p text:style-name="P9"><text:span text:style-name="T22">10</text:span></text:p>
          </draw:text-box>
        </draw:frame>
        <draw:frame draw:style-name="gr21" draw:text-style-name="P20" draw:layer="layout" svg:width="2.245cm" svg:height="0.649cm" draw:transform="rotate (1.5707963267949) translate (28.379cm 17.77cm)">
          <draw:text-box>
            <text:p text:style-name="P11"><text:span text:style-name="T23">bake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91cm" fo:margin-bottom="0.524cm" fo:margin-left="0.635cm" fo:margin-right="0.67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4T10:42:01</meta:creation-date>
    <meta:print-date>2012-05-25T14:49:31</meta:print-date>
    <dc:date>2012-05-31T14:44:01</dc:date>
    <meta:editing-duration>PT18H33M2S</meta:editing-duration>
    <meta:editing-cycles>70</meta:editing-cycles>
    <meta:generator>LibreOffice/3.5$Linux_X86_64 LibreOffice_project/350m1$Build-2</meta:generator>
    <meta:document-statistic meta:object-count="246"/>
  </office:meta>
</office:document-meta>
</file>